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faa" officeooo:paragraph-rsid="001d6faa"/>
    </style:style>
    <style:style style:name="P2" style:family="paragraph" style:parent-style-name="Standard">
      <style:text-properties officeooo:rsid="001e5424" officeooo:paragraph-rsid="001e5424"/>
    </style:style>
    <style:style style:name="P3" style:family="paragraph" style:parent-style-name="Standard">
      <style:text-properties style:text-position="0% 100%" officeooo:rsid="001d6faa" officeooo:paragraph-rsid="001d6faa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projektie:</text:p>
      <text:p text:style-name="P1"/>
      <text:p text:style-name="P1">gegeven een vektor <text:span text:style-name="vektor">v</text:span> (viewpoint) en twee vektoren <text:span text:style-name="vektor">e</text:span><text:span text:style-name="T1">1,</text:span><text:span text:style-name="T2"> </text:span><text:span text:style-name="vektor"><text:span text:style-name="T2">e</text:span></text:span><text:span text:style-name="T1">2</text:span><text:span text:style-name="T2"> die naar rechts en naar boven wijzen. Verder is gegeven een punt </text:span><text:span text:style-name="vektor"><text:span text:style-name="T2">p</text:span></text:span><text:span text:style-name="T2"> dat op een vlak moet worden geprojekteerd dat loodrecht op </text:span><text:span text:style-name="vektor"><text:span text:style-name="T2">v</text:span></text:span><text:span text:style-name="T2"> staat en waar de oorsprong in ligt. De koordinaten van de projektie </text:span><text:span text:style-name="vektor"><text:span text:style-name="T2">p</text:span></text:span><text:span text:style-name="T2">' moeten in de vektoren </text:span><text:span text:style-name="vektor"><text:span text:style-name="T2">e</text:span></text:span><text:span text:style-name="T1">1</text:span><text:span text:style-name="T2"> en </text:span><text:span text:style-name="vektor"><text:span text:style-name="T2">e</text:span></text:span><text:span text:style-name="T1">2</text:span><text:span text:style-name="T2"> worden uitgedrukt (</text:span><text:span text:style-name="T3">p</text:span><text:span text:style-name="T1">1</text:span><text:span text:style-name="T2"> en </text:span><text:span text:style-name="T3">p</text:span><text:span text:style-name="T1">2</text:span><text:span text:style-name="T2">).</text:span></text:p>
      <text:p text:style-name="P3"/>
      <text:p text:style-name="P3"><draw:frame draw:style-name="fr1" draw:name="Object1" text:anchor-type="as-char" svg:y="-6.23mm" svg:width="43.83mm" svg:height="10.41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1"><text:span text:style-name="T2">de koordinaten van </text:span><text:span text:style-name="vektor"><text:span text:style-name="T2">p</text:span></text:span><text:span text:style-name="T2">' worden dan gegeven door:</text:span></text:p>
      <text:p text:style-name="P3"><draw:frame draw:style-name="fr1" draw:name="Object2" text:anchor-type="as-char" svg:y="-3.77mm" svg:width="17.62mm" svg:height="5.33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"><text:span text:style-name="T2">Bij rotatie van </text:span><text:span text:style-name="vektor"><text:span text:style-name="T2">v</text:span></text:span><text:span text:style-name="T2"> moeten de vektoren </text:span><text:span text:style-name="vektor"><text:span text:style-name="T2">e</text:span></text:span><text:span text:style-name="T1">1</text:span><text:span text:style-name="T2"> en </text:span><text:span text:style-name="vektor"><text:span text:style-name="T2">e</text:span></text:span><text:span text:style-name="T1">2</text:span><text:span text:style-name="T2"> ook geroteerd wo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1.01m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vektor" style:family="text" style:parent-style-name="Definition">
      <style:text-properties fo:font-style="italic" fo:font-weight="bold" style:font-size-asian="10.5pt" style:text-overline-style="solid" style:text-overline-width="auto" style:text-overline-color="font-color"/>
    </style:style>
    <style:style style:name="Definition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7-22T08:24:46.105512019</meta:creation-date>
    <dc:date>2015-07-23T09:10:09.721399869</dc:date>
    <dc:creator>ivan </dc:creator>
    <meta:editing-duration>PT6M32S</meta:editing-duration>
    <meta:editing-cycles>2</meta:editing-cycles>
    <meta:generator>LibreOffice/4.4.4.3$Linux_x86 LibreOffice_project/40m0$Build-3</meta:generator>
    <meta:document-statistic meta:table-count="0" meta:image-count="0" meta:object-count="2" meta:page-count="1" meta:paragraph-count="6" meta:word-count="82" meta:character-count="442" meta:non-whitespace-character-count="364"/>
  </office:meta>
</office:document-meta>
</file>

<file path=Object 1/content.xml><?xml version="1.0" encoding="utf-8"?>
<math xmlns="http://www.w3.org/1998/Math/MathML" display="block">
  <semantics>
    <mrow>
      <mstyle mathvariant="bold">
        <mover accent="true">
          <mi>p</mi>
          <mo stretchy="false">¯</mo>
        </mover>
      </mstyle>
      <mrow>
        <mi>'</mi>
        <mo stretchy="false">=</mo>
        <mrow>
          <mstyle mathvariant="bold">
            <mover accent="true">
              <mi>v</mi>
              <mo stretchy="false">¯</mo>
            </mover>
          </mstyle>
          <mo stretchy="false">−</mo>
          <mfrac>
            <mrow>
              <mstyle mathvariant="bold">
                <mover accent="true">
                  <mi>v</mi>
                  <mo stretchy="false">¯</mo>
                </mover>
              </mstyle>
              <mo stretchy="false">⋅</mo>
              <mstyle mathvariant="bold">
                <mover accent="true">
                  <mi>v</mi>
                  <mo stretchy="false">¯</mo>
                </mover>
              </mstyle>
            </mrow>
            <mrow>
              <mstyle mathvariant="bold">
                <mover accent="true">
                  <mi>v</mi>
                  <mo stretchy="false">¯</mo>
                </mover>
              </mstyle>
              <mo stretchy="false">⋅</mo>
              <mrow>
                <mo fence="true" stretchy="false">(</mo>
                <mrow>
                  <mrow>
                    <mstyle mathvariant="bold">
                      <mover accent="true">
                        <mi>p</mi>
                        <mo stretchy="false">¯</mo>
                      </mover>
                    </mstyle>
                    <mo stretchy="false">−</mo>
                    <mstyle mathvariant="bold">
                      <mover accent="true">
                        <mi>v</mi>
                        <mo stretchy="false">¯</mo>
                      </mover>
                    </mstyle>
                  </mrow>
                </mrow>
                <mo fence="true" stretchy="false">)</mo>
              </mrow>
            </mrow>
          </mfrac>
        </mrow>
      </mrow>
      <mrow>
        <mo fence="true" stretchy="false">(</mo>
        <mrow>
          <mrow>
            <mstyle mathvariant="bold">
              <mover accent="true">
                <mi>p</mi>
                <mo stretchy="false">¯</mo>
              </mover>
            </mstyle>
            <mo stretchy="false">−</mo>
            <mstyle mathvariant="bold">
              <mover accent="true">
                <mi>v</mi>
                <mo stretchy="false">¯</mo>
              </mover>
            </mstyle>
          </mrow>
        </mrow>
        <mo fence="true" stretchy="false">)</mo>
      </mrow>
    </mrow>
    <annotation encoding="StarMath 5.0"> bold bar p' = bold bar v - {bold bar v cdot bold bar v} over { bold bar v cdot (bold bar p - bold bar v) }( bold bar p - bold bar v )    </annotation>
  </semantics>
</math>
</file>

<file path=Object 2/content.xml><?xml version="1.0" encoding="utf-8"?>
<math xmlns="http://www.w3.org/1998/Math/MathML" display="block">
  <semantics>
    <mrow>
      <mrow>
        <msub>
          <mi>p</mi>
          <mi>i</mi>
        </msub>
        <mo stretchy="false">=</mo>
        <mstyle mathvariant="bold">
          <mover accent="true">
            <mi>p</mi>
            <mo stretchy="false">¯</mo>
          </mover>
        </mstyle>
      </mrow>
      <mrow>
        <mi>'</mi>
        <mo stretchy="false">⋅</mo>
        <mstyle mathvariant="bold">
          <mover accent="true">
            <msub>
              <mi>e</mi>
              <mi>i</mi>
            </msub>
            <mo stretchy="false">¯</mo>
          </mover>
        </mstyle>
      </mrow>
    </mrow>
    <annotation encoding="StarMath 5.0">p_i = bold bar p' cdot bold bar e_i</annotation>
  </semantics>
</math>
</file>